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1" style:family="table">
      <style:table-properties style:width="8.188cm" table:align="center" style:writing-mode="lr-tb"/>
    </style:style>
    <style:style style:name="Tabella1.A" style:family="table-column">
      <style:table-column-properties style:column-width="1.616cm"/>
    </style:style>
    <style:style style:name="Tabella1.B" style:family="table-column">
      <style:table-column-properties style:column-width="6.572cm"/>
    </style:style>
    <style:style style:name="Tabella1.1" style:family="table-row">
      <style:table-row-properties style:keep-together="true"/>
    </style:style>
    <style:style style:name="Tabel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a1.B1" style:family="table-cell">
      <style:table-cell-properties style:vertical-align="top" fo:padding-left="0.191cm" fo:padding-right="0.191cm" fo:padding-top="0cm" fo:padding-bottom="0cm" fo:border="0.018cm solid #000000" style:writing-mode="lr-tb"/>
    </style:style>
    <style:style style:name="Tabel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a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Standard"/>
    <style:style style:name="P2" style:family="paragraph" style:parent-style-name="Standard">
      <style:text-properties fo:font-size="14pt" style:font-size-asian="14pt"/>
    </style:style>
    <style:style style:name="P3" style:family="paragraph" style:parent-style-name="Standard" style:list-style-name="WW8Num2">
      <style:paragraph-properties fo:margin-left="-0.005cm" fo:margin-right="0cm" fo:margin-top="0cm" fo:margin-bottom="0.212cm" fo:text-indent="0cm" style:auto-text-indent="false"/>
    </style:style>
    <style:style style:name="P4" style:family="paragraph" style:parent-style-name="Standard">
      <style:paragraph-properties fo:text-align="center" style:justify-single-word="false" fo:padding-left="0.141cm" fo:padding-right="0.141cm" fo:padding-top="0.035cm" fo:padding-bottom="0.035cm" fo:border="0.018cm solid #000000"/>
      <style:text-properties fo:font-size="14pt" fo:font-weight="bold" style:font-size-asian="14pt" style:font-weight-asian="bold" style:font-weight-complex="bold"/>
    </style:style>
    <style:style style:name="P5" style:family="paragraph" style:parent-style-name="Standard">
      <style:paragraph-properties fo:padding-left="0.141cm" fo:padding-right="0.141cm" fo:padding-top="0.035cm" fo:padding-bottom="0.035cm" fo:border="0.018cm solid #000000"/>
      <style:text-properties fo:font-size="14pt" fo:font-weight="bold" style:font-size-asian="14pt" style:font-weight-asian="bold" style:font-weight-complex="bold"/>
    </style:style>
    <style:style style:name="P6" style:family="paragraph" style:parent-style-name="Standard">
      <style:paragraph-properties fo:padding-left="0.141cm" fo:padding-right="0.141cm" fo:padding-top="0.035cm" fo:padding-bottom="0.035cm" fo:border="0.018cm solid #000000"/>
      <style:text-properties fo:font-size="14pt" style:font-size-asian="14pt"/>
    </style:style>
    <style:style style:name="P7" style:family="paragraph" style:parent-style-name="Standard" style:list-style-name="WW8Num2">
      <style:paragraph-properties fo:margin-left="-0.005cm" fo:margin-right="0cm" fo:margin-top="0.212cm" fo:margin-bottom="0.212cm" fo:text-indent="0cm" style:auto-text-indent="false"/>
    </style:style>
    <style:style style:name="P8" style:family="paragraph" style:parent-style-name="Standard">
      <style:paragraph-properties style:snap-to-layout-grid="false"/>
      <style:text-properties fo:font-size="14pt" fo:font-weight="bold" style:font-size-asian="14pt" style:font-weight-asian="bold" style:font-weight-complex="bold"/>
    </style:style>
    <style:style style:name="P9" style:family="paragraph" style:parent-style-name="Standard">
      <style:paragraph-properties style:snap-to-layout-grid="false"/>
      <style:text-properties fo:font-size="14pt" style:font-size-asian="14pt"/>
    </style:style>
    <style:style style:name="P10" style:family="paragraph" style:parent-style-name="Standard" style:list-style-name="WW8Num1">
      <style:paragraph-properties fo:margin-left="3.81cm" fo:margin-right="0cm" fo:text-indent="0cm" style:auto-text-indent="false">
        <style:tab-stops>
          <style:tab-stop style:position="1.27cm"/>
          <style:tab-stop style:position="8.573cm" style:type="right"/>
        </style:tab-stops>
      </style:paragraph-properties>
      <style:text-properties fo:font-size="14pt" style:font-size-asian="14pt"/>
    </style:style>
    <style:style style:name="T1" style:family="text">
      <style:text-properties fo:font-size="18pt" fo:font-weight="bold" style:font-size-asian="18pt" style:font-weight-asian="bold" style:font-weight-complex="bold"/>
    </style:style>
    <style:style style:name="T2" style:family="text">
      <style:text-properties fo:font-size="14pt" style:text-underline-style="solid" style:text-underline-width="auto" style:text-underline-color="font-color" style:font-size-asian="14pt"/>
    </style:style>
    <style:style style:name="T3" style:family="text">
      <style:text-properties fo:font-size="14pt" style:font-size-asian="14pt"/>
    </style:style>
    <style:style style:name="T4" style:family="text">
      <style:text-properties fo:font-size="14pt" fo:font-style="italic" style:font-size-asian="14pt" style:font-style-asian="italic" style:font-style-complex="italic"/>
    </style:style>
    <style:style style:name="T5" style:family="text">
      <style:text-properties fo:font-size="14pt" fo:font-weight="bold" style:font-size-asian="14pt"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ERCIZIO:</text:span></text:p>
      <text:p text:style-name="P2"/>
      <text:list text:style-name="WW8Num2">
        <text:list-item>
          <text:p text:style-name="P3"><text:span text:style-name="T2">Aprire</text:span><text:span text:style-name="T3"> Word, </text:span><text:span text:style-name="T2">salvare</text:span><text:span text:style-name="T3"> il documento con il nome </text:span><text:span text:style-name="T4">Novatown</text:span><text:span text:style-name="T3"> sul </text:span><text:span text:style-name="T5">Desktop</text:span><text:span text:style-name="T3"> e </text:span><text:span text:style-name="T2">scrivere</text:span><text:span text:style-name="T3"> il seguente testo:</text:span></text:p>
        </text:list-item>
      </text:list>
      <text:p text:style-name="P4">Caratteristiche del progetto NOVATOWN</text:p>
      <text:p text:style-name="P5">Nascita</text:p>
      <text:p text:style-name="P6">Nel 1998, durante il congresso “Una nuova era”, furono presentate dieci proposte di costruzione di nuove città che avrebbero rappresentato il nuovo cuore urbanistico, sociale, produttivo, commerciale ed economico di altrettante capitali europee alla ricerca di soluzioni adeguate ai mutamenti dei tempi.</text:p>
      <text:p text:style-name="P5">Persone</text:p>
      <text:p text:style-name="P6">Rappresentanti, mentori e trascinatori del nuovo progetto sono stati i rappresentanti delle società pesantemente impegnate nelle nuove tecnologie che fanno della grande rete il motore propulsore di ogni nuova iniziativa tesa al miglioramento della qualità della vita dei cittadini.</text:p>
      <text:p text:style-name="P5">Obiettivi</text:p>
      <text:p text:style-name="P6">Riuscire a far partire la costruzione dei nuovi insediamenti entro il 2010 con la partecipazione di tutti gli stati membri della Comunità Europea allargata agli stati dell’Europa dell’Est che intendono aderire al progetto.</text:p>
      <text:list text:style-name="WW8Num2" text:continue-numbering="true">
        <text:list-item>
          <text:p text:style-name="P7"><text:span text:style-name="T2">Cambiare</text:span><text:span text:style-name="T3"> in </text:span><text:span text:style-name="T5">Arial</text:span><text:span text:style-name="T3"> il tipo di carattere dell’intero documento e aumentare la grandezza a </text:span><text:span text:style-name="T5">15 punti</text:span><text:span text:style-name="T3"> tipografici.</text:span></text:p>
        </text:list-item>
        <text:list-item>
          <text:p text:style-name="P3"><text:span text:style-name="T2">Inserire</text:span><text:span text:style-name="T3"> </text:span><text:span text:style-name="T4">un’interruzione di pagina</text:span><text:span text:style-name="T3"> prima della parola </text:span><text:span text:style-name="T5">Persone</text:span><text:span text:style-name="T3"> e prima della parola </text:span><text:span text:style-name="T5">Obiettivi</text:span><text:span text:style-name="T3">.</text:span></text:p>
        </text:list-item>
        <text:list-item>
          <text:p text:style-name="P3"><text:span text:style-name="T2">Inserire</text:span><text:span text:style-name="T3"> una </text:span><text:span text:style-name="T4">ClipArt</text:span><text:span text:style-name="T3"> adatta nella </text:span><text:span text:style-name="T5">seconda</text:span><text:span text:style-name="T3"> pagina in modo che il testo la incornici.</text:span></text:p>
        </text:list-item>
        <text:list-item>
          <text:p text:style-name="P3"><text:span text:style-name="T3">Nella </text:span><text:span text:style-name="T5">prima</text:span><text:span text:style-name="T3"> pagina, dopo il testo, </text:span><text:span text:style-name="T2">inserire</text:span><text:span text:style-name="T3"> la seguente tabella:</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P8">1998</text:p>
          </table:table-cell>
          <table:table-cell table:style-name="Tabella1.B1" office:value-type="string">
            <text:p text:style-name="P9">Congresso “Una nuova era”</text:p>
          </table:table-cell>
        </table:table-row>
        <table:table-row table:style-name="Tabella1.1">
          <table:table-cell table:style-name="Tabella1.A2" office:value-type="string">
            <text:p text:style-name="P8">2000</text:p>
          </table:table-cell>
          <table:table-cell table:style-name="Tabella1.B2" office:value-type="string">
            <text:p text:style-name="P9">Start-up</text:p>
          </table:table-cell>
        </table:table-row>
        <table:table-row table:style-name="Tabella1.1">
          <table:table-cell table:style-name="Tabella1.A2" office:value-type="string">
            <text:p text:style-name="P8">2010</text:p>
          </table:table-cell>
          <table:table-cell table:style-name="Tabella1.B2" office:value-type="string">
            <text:p text:style-name="P9">Fine costruzione insediamenti</text:p>
          </table:table-cell>
        </table:table-row>
      </table:table>
      <text:list text:style-name="WW8Num2" text:continue-numbering="true">
        <text:list-item>
          <text:p text:style-name="P7"><text:span text:style-name="T3">Nella </text:span><text:span text:style-name="T5">terza</text:span><text:span text:style-name="T3"> pagina inserire il seguente elenco numerato</text:span></text:p>
        </text:list-item>
      </text:list>
      <text:list text:style-name="WW8Num1">
        <text:list-item>
          <text:p text:style-name="P10">Italia<text:tab/>2000</text:p>
        </text:list-item>
        <text:list-item>
          <text:p text:style-name="P10">Germania<text:tab/>2000</text:p>
        </text:list-item>
        <text:list-item>
          <text:p text:style-name="P10">Repubblica Ceca<text:tab/>2009</text:p>
        </text:list-item>
        <text:list-item>
          <text:p text:style-name="P10">Romania<text:tab/>2010</text:p>
        </text:list-item>
      </text:list>
      <text:list text:style-name="WW8Num2" text:continue-numbering="true">
        <text:list-item>
          <text:p text:style-name="P7"><text:span text:style-name="T3">In </text:span><text:span text:style-name="T5">tutto</text:span><text:span text:style-name="T3"> il testo </text:span><text:span text:style-name="T2">sostituire</text:span><text:span text:style-name="T3"> la parola </text:span><text:span text:style-name="T4">rappresentanti</text:span><text:span text:style-name="T3"> con la parola </text:span><text:span text:style-name="T4">responsabili</text:span><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2.858cm" fo:margin-right="0cm" fo:text-indent="0cm" style:auto-text-indent="false"/>
      <style:text-properties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padding-left="0.141cm" fo:padding-right="0.141cm" fo:padding-top="0.035cm" fo:padding-bottom="0.035cm" fo:border="0.018cm solid #000000" fo:keep-with-next="always"/>
      <style:text-properties fo:font-weight="bold" style:font-weight-asian="bold" style:font-weight-complex="bold"/>
    </style:style>
    <style:style style:name="Heading_20_2" style:display-name="Heading 2" style:family="paragraph" style:parent-style-name="Standard" style:next-style-name="Standard" style:class="text" style:default-outline-level="2">
      <style:paragraph-properties fo:padding-left="0.141cm" fo:padding-right="0.141cm" fo:padding-top="0.035cm" fo:padding-bottom="0.035cm" fo:border="0.018cm solid #000000" fo:keep-with-next="always"/>
      <style:text-properties fo:font-weight="bold" style:font-weight-asian="bold"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arattere_20_predefinito_20_paragrafo" style:display-name="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ESERCIZIO 5:</dc:title>
    <meta:initial-creator>caresia</meta:initial-creator>
    <meta:creation-date>2006-07-19T16:55:00</meta:creation-date>
    <dc:creator>Marco</dc:creator>
    <dc:date>2006-07-19T16:55:00</dc:date>
    <meta:print-date>2002-12-12T08:16:00</meta:print-date>
    <dc:language>it-IT</dc:language>
    <meta:editing-cycles>2</meta:editing-cycles>
    <meta:editing-duration>PT1M0S</meta:editing-duration>
    <meta:user-defined meta:name="Info 1"/>
    <meta:user-defined meta:name="Info 2"/>
    <meta:user-defined meta:name="Info 3"/>
    <meta:user-defined meta:name="Info 4"/>
    <meta:document-statistic meta:table-count="1" meta:image-count="0" meta:object-count="0" meta:page-count="1" meta:paragraph-count="25" meta:word-count="233" meta:character-count="1587"/>
  </office:meta>
</office:document-meta>
</file>